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81in" fo:margin-left="0in" table:align="left" style:writing-mode="lr-tb"/>
    </style:style>
    <style:style style:name="Table1.A" style:family="table-column">
      <style:table-column-properties style:column-width="3.634in"/>
    </style:style>
    <style:style style:name="Table1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3" style:family="paragraph" style:parent-style-name="Standard" style:list-style-name="LS2">
      <style:paragraph-properties fo:margin-top="0in" fo:margin-bottom="0in" fo:line-height="115%" fo:break-before="auto" fo:break-after="auto" style:writing-mode="lr-tb"/>
    </style:style>
    <style:style style:name="P4" style:family="paragraph" style:parent-style-name="Standard" style:list-style-name="LS1">
      <style:paragraph-properties fo:margin-top="0in" fo:margin-bottom="0in" fo:line-height="115%" fo:break-before="auto" fo:break-after="auto" style:writing-mode="lr-tb"/>
      <style:text-properties fo:language="fi" fo:country="FI"/>
    </style:style>
    <style:style style:name="P5" style:family="paragraph" style:parent-style-name="Standard" style:list-style-name="LS3">
      <style:paragraph-properties fo:margin-top="0in" fo:margin-bottom="0in" fo:line-height="115%" fo:break-before="auto" fo:break-after="auto" style:writing-mode="lr-tb"/>
      <style:text-properties fo:language="fi" fo:country="FI"/>
    </style:style>
    <style:style style:name="P6" style:family="paragraph" style:parent-style-name="Standard" style:list-style-name="LS4">
      <style:paragraph-properties fo:margin-top="0in" fo:margin-bottom="0in" fo:line-height="115%" fo:break-before="auto" fo:break-after="auto" style:writing-mode="lr-tb"/>
      <style:text-properties fo:language="fi" fo:country="FI"/>
    </style:style>
    <style:style style:name="P7" style:family="paragraph" style:parent-style-name="Standard" style:list-style-name="LS5">
      <style:paragraph-properties fo:margin-top="0in" fo:margin-bottom="0in" fo:line-height="115%" fo:break-before="auto" fo:break-after="auto" style:writing-mode="lr-tb"/>
      <style:text-properties fo:language="fi" fo:country="FI"/>
    </style:style>
    <style:style style:name="P8" style:family="paragraph" style:parent-style-name="Standard" style:list-style-name="LS6">
      <style:paragraph-properties fo:margin-top="0in" fo:margin-bottom="0in" fo:line-height="115%" fo:break-before="auto" fo:break-after="auto" style:writing-mode="lr-tb"/>
      <style:text-properties fo:language="fi" fo:country="FI"/>
    </style:style>
    <style:style style:name="P9" style:family="paragraph" style:parent-style-name="Standard" style:list-style-name="LS7">
      <style:paragraph-properties fo:margin-top="0in" fo:margin-bottom="0in" fo:line-height="115%" fo:break-before="auto" fo:break-after="auto" style:writing-mode="lr-tb"/>
      <style:text-properties fo:language="fi" fo:country="FI"/>
    </style:style>
    <style:style style:name="P10" style:family="paragraph" style:parent-style-name="Standard" style:list-style-name="LS8">
      <style:paragraph-properties fo:margin-top="0in" fo:margin-bottom="0in" fo:line-height="115%" fo:break-before="auto" fo:break-after="auto" style:writing-mode="lr-tb"/>
      <style:text-properties fo:language="fi" fo:country="FI"/>
    </style:style>
    <style:style style:name="P11" style:family="paragraph" style:parent-style-name="Standard" style:list-style-name="LS9">
      <style:paragraph-properties fo:margin-top="0in" fo:margin-bottom="0in" fo:line-height="115%" fo:break-before="auto" fo:break-after="auto" style:writing-mode="lr-tb"/>
      <style:text-properties fo:language="fi" fo:country="FI"/>
    </style:style>
    <style:style style:name="P12" style:family="paragraph" style:parent-style-name="Standard" style:list-style-name="LS10">
      <style:paragraph-properties fo:margin-top="0in" fo:margin-bottom="0in" fo:line-height="115%" fo:break-before="auto" fo:break-after="auto" style:writing-mode="lr-tb"/>
      <style:text-properties fo:language="fi" fo:country="FI"/>
    </style:style>
    <style:style style:name="P13" style:family="paragraph" style:parent-style-name="Standard">
      <style:paragraph-properties fo:line-height="115%" fo:break-before="page" style:writing-mode="lr-tb"/>
      <style:text-properties style:text-line-through-style="solid" fo:language="fi" fo:country="FI"/>
    </style:style>
    <style:style style:name="P14" style:family="paragraph" style:parent-style-name="Standard">
      <style:paragraph-properties fo:line-height="115%" fo:break-before="auto" fo:break-after="auto" style:writing-mode="lr-tb"/>
      <style:text-properties style:text-line-through-style="solid" fo:language="fi" fo:country="FI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language="fi" fo:country="FI"/>
    </style:style>
    <style:style style:name="P16" style:family="paragraph" style:parent-style-name="Standard">
      <style:paragraph-properties fo:line-height="115%" fo:text-align="end" style:justify-single-word="false" fo:break-before="auto" fo:break-after="auto" style:writing-mode="lr-tb"/>
      <style:text-properties fo:language="fi" fo:country="FI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language="fi" fo:country="FI" fo:font-weight="bold" style:font-weight-asian="bold" style:font-weight-complex="bold"/>
    </style:style>
    <style:style style:name="P18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language="fi" fo:country="FI"/>
    </style:style>
    <style:style style:name="P19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  <style:text-properties fo:language="fi" fo:country="FI"/>
    </style:style>
    <style:style style:name="P20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language="fi" fo:country="FI"/>
    </style:style>
    <style:style style:name="P2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font-name="Arial" fo:font-size="11pt" fo:language="fi" fo:country="FI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Heading_20_3">
      <style:paragraph-properties fo:line-height="115%" fo:break-before="auto" fo:break-after="auto" style:writing-mode="lr-tb"/>
      <style:text-properties fo:language="fi" fo:country="FI"/>
    </style:style>
    <style:style style:name="P23" style:family="paragraph" style:parent-style-name="Heading_20_2">
      <style:paragraph-properties fo:line-height="115%" fo:break-before="auto" fo:break-after="auto" style:writing-mode="lr-tb"/>
      <style:text-properties fo:language="fi" fo:country="FI"/>
    </style:style>
    <style:style style:name="P24" style:family="paragraph" style:parent-style-name="Heading_20_2">
      <style:paragraph-properties fo:line-height="115%" fo:break-before="page" style:writing-mode="lr-tb"/>
      <style:text-properties fo:language="fi" fo:country="FI"/>
    </style:style>
    <style:style style:name="P25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language="fi" fo:country="FI"/>
    </style:style>
    <style:style style:name="P26" style:family="paragraph" style:parent-style-name="Title">
      <style:paragraph-properties fo:line-height="115%" fo:text-align="center" style:justify-single-word="false" fo:break-before="auto" fo:break-after="auto" style:writing-mode="lr-tb"/>
      <style:text-properties fo:language="fi" fo:country="FI"/>
    </style:style>
    <style:style style:name="P27" style:family="paragraph" style:parent-style-name="Subtitle">
      <style:paragraph-properties fo:line-height="115%" fo:text-align="center" style:justify-single-word="false" fo:break-before="auto" fo:break-after="auto" style:writing-mode="lr-tb"/>
      <style:text-properties fo:language="fi" fo:country="FI"/>
    </style:style>
    <style:style style:name="T1" style:family="text">
      <style:text-properties fo:color="#ff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fo:language="fi" fo:country="FI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line-through-style="solid"/>
    </style:style>
    <style:style style:name="T8" style:family="text">
      <style:text-properties style:text-line-through-style="solid" fo:font-weight="bold" style:font-weight-asian="bold" style:font-weight-complex="bold"/>
    </style:style>
    <style:style style:name="T9" style:family="text">
      <style:text-properties style:text-line-through-style="solid" fo:font-style="italic" style:font-style-asian="italic" style:font-style-complex="italic"/>
    </style:style>
    <style:style style:name="T10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language="fi" fo:country="F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h.x5my9e2x3yz7"/><text:span text:style-name="T1">Huom</text:span><text:span text:style-name="T1">! </text:span><text:span text:style-name="T1">Sisällöt</text:span><text:span text:style-name="T1"> </text:span><text:span text:style-name="T1">ja</text:span><text:span text:style-name="T1"> </text:span><text:span text:style-name="T1">tarkemmat</text:span><text:span text:style-name="T1"> </text:span><text:span text:style-name="T1">aikataulut</text:span><text:span text:style-name="T1"> </text:span><text:span text:style-name="T1">vielä</text:span><text:span text:style-name="T1"> </text:span><text:span text:style-name="T1">työnalla</text:span><text:span text:style-name="T1"> (</text:span><text:span text:style-name="T1">tätä</text:span><text:span text:style-name="T1"> </text:span><text:span text:style-name="T1">saa</text:span><text:span text:style-name="T1"> </text:span><text:span text:style-name="T1">ja</text:span><text:span text:style-name="T1"> </text:span><text:span text:style-name="T1">pitää</text:span><text:span text:style-name="T1"> </text:span><text:span text:style-name="T1">kommentoida</text:span><text:span text:style-name="T1">)</text:span></text:p>
      <text:p text:style-name="P26"><text:bookmark text:name="h.1d07kzvhe5jl"/>Open Knowledge Roadshow 2014 <text:s/>- Lapland </text:p>
      <text:p text:style-name="P27"><text:bookmark text:name="h.etocjxckboww"/>Avoimen tiedon kuntakiertue <text:s/>2014 - Lappi</text:p>
      <text:h text:style-name="P23" text:outline-level="10"><text:bookmark text:name="h.tc41bvkri66g"/>Aika:</text:h>
      <text:p text:style-name="P16">tiistai 28.10.2014 klo 9 - 11 (esittely ja caset), lounas, 12 - 16 (työpajat, hankesuunnitelu jne ) </text:p>
      <text:h text:style-name="P23" text:outline-level="10"><text:bookmark text:name="h.fntlrfnxe3g5"/>Paikka:</text:h>
      <text:p text:style-name="P15">Kaiksi vaihtoehtoa tällä hetkellä tarjolla Rovaniemeltä, käytännölliisin ja luovin tila otetaan.. ;)</text:p>
      <text:list xml:id="list1580305127" text:style-name="LS1">
        <text:list-item>
          <text:p text:style-name="P4">Kulttuurihdistys Valsa <text:s/>ry <text:s/>(asiasta puhuttu pj.. Suvi Jumiskon kanssa <text:s/>ja varaus tehty,</text:p>
        </text:list-item>
        <text:list-item>
          <text:p text:style-name="P4">LapinAMK/pLab (asiaa selvittää Arttu Salonen)</text:p>
        </text:list-item>
        <text:list-item>
          <text:p text:style-name="P4">Paikalle voi tulla vaikka 30 ihmistä ja www-yhteydet on oltava (ulos ja sisään)</text:p>
        </text:list-item>
        <text:list-item>
          <text:p text:style-name="P4">Valsan tila on mun mielestä tosi kiva ja vähän innostavampi kuin esim. tyyppilliset yo:lla olevat luookahuoneet, mutta AMK:lla myös varmaan löytyy hyviä tiloja</text:p>
        </text:list-item>
      </text:list>
      <text:h text:style-name="P23" text:outline-level="10"><text:bookmark text:name="h.be7w1minorw5"/>Ilmoittautuminen, tiedotus, viestintä ja etäosallistuminen</text:h>
      <text:list xml:id="list1187550937" text:style-name="LS2">
        <text:list-item>
          <text:p text:style-name="P3"><text:span text:style-name="T11">Eventbrite: </text:span><text:a xlink:type="simple" xlink:href="https://www.eventbrite.com/e/avoimen-tiedon-kuntakiertue-open-knowledge-roadshow-2014-lappi-registration-12907872795">Ilmoittautumiset</text:a><text:a xlink:type="simple" xlink:href="https://www.eventbrite.com/e/avoimen-tiedon-kuntakiertue-open-knowledge-roadshow-2014-lappi-registration-12907872795"> </text:a><text:a xlink:type="simple" xlink:href="https://www.eventbrite.com/e/avoimen-tiedon-kuntakiertue-open-knowledge-roadshow-2014-lappi-registration-12907872795">ja</text:a><text:a xlink:type="simple" xlink:href="https://www.eventbrite.com/e/avoimen-tiedon-kuntakiertue-open-knowledge-roadshow-2014-lappi-registration-12907872795"> </text:a><text:a xlink:type="simple" xlink:href="https://www.eventbrite.com/e/avoimen-tiedon-kuntakiertue-open-knowledge-roadshow-2014-lappi-registration-12907872795">tapahtumainfo</text:a></text:p>
        </text:list-item>
        <text:list-item>
          <text:p text:style-name="P3"><text:span text:style-name="T11">Facebook: </text:span><text:a xlink:type="simple" xlink:href="https://www.facebook.com/events/1499323086978557/">Tapahtuma</text:a><text:a xlink:type="simple" xlink:href="https://www.facebook.com/events/1499323086978557/"> </text:a><text:a xlink:type="simple" xlink:href="https://www.facebook.com/events/1499323086978557/">FB</text:a><text:a xlink:type="simple" xlink:href="https://www.facebook.com/events/1499323086978557/">:</text:a><text:a xlink:type="simple" xlink:href="https://www.facebook.com/events/1499323086978557/">ssä</text:a></text:p>
        </text:list-item>
      </text:list>
      <text:list xml:id="list674402009" text:style-name="LS3">
        <text:list-item>
          <text:p text:style-name="P5">Livestriimaus</text:p>
          <text:list>
            <text:list-item>
              <text:p text:style-name="P5">Tämä tarvitaan, kuka järjestää ja miten?</text:p>
            </text:list-item>
            <text:list-item>
              <text:p text:style-name="P5">Onko tilassa riittävät www-yhteydet ulos- ja sisäänpäin</text:p>
            </text:list-item>
            <text:list-item>
              <text:p text:style-name="P5">Kuka hoitaa paikalle tarvittavat kamerat, mikrofint</text:p>
            </text:list-item>
            <text:list-item>
              <text:p text:style-name="P5">Voiko kahta träkkiä striimata..?</text:p>
            </text:list-item>
          </text:list>
        </text:list-item>
      </text:list>
      <text:p text:style-name="P15"/>
      <text:p text:style-name="P15"><text:span text:style-name="T4">Esittelyt</text:span><text:span text:style-name="T4">, </text:span><text:span text:style-name="T4">n</text:span><text:span text:style-name="T4">äytteilleasettaj</text:span><text:span text:style-name="T4">ia</text:span><text:span text:style-name="T4">, </text:span><text:span text:style-name="T4">puhujia</text:span><text:span text:style-name="T4">, </text:span><text:span text:style-name="T4">asiantuntijoita</text:span><text:span text:style-name="T4"> </text:span><text:span text:style-name="T4">ja</text:span><text:span text:style-name="T4"> </text:span><text:span text:style-name="T4">yhteyshenkilöitä</text:span><text:span text:style-name="T4">:</text:span></text:p>
      <text:list xml:id="list436217921" text:style-name="LS4">
        <text:list-item>
          <text:p text:style-name="P6">Avoin tieto Lapin Digiohjelma 2010:ssa, sisältö ja rahoitus”</text:p>
        </text:list-item>
      </text:list>
      <text:p text:style-name="P18"><text:s/>→ kysytty: Olli Pohjonen, Lapin Liito</text:p>
      <text:list xml:id="list1991946754" text:continue-numbering="true" text:style-name="LS4">
        <text:list-item>
          <text:p text:style-name="P6">Muut kunnat/kaupungit; valtion ja kuntasektorin interessi, JulkICT <text:s/>ja caset</text:p>
        </text:list-item>
      </text:list>
      <text:p text:style-name="P15"><text:tab/>→ kysytty Elisa Kettunen, Kuntaliitto</text:p>
      <text:p text:style-name="P1"><text:span text:style-name="T11"><text:tab/>→ Miktech / DigitalMikkeli Mari Kivinen, </text:span><text:a xlink:type="simple" xlink:href="mailto:mari.kivinen@miktech.fi">mari</text:a><text:a xlink:type="simple" xlink:href="mailto:mari.kivinen@miktech.fi">.</text:a><text:a xlink:type="simple" xlink:href="mailto:mari.kivinen@miktech.fi">kivinen</text:a><text:a xlink:type="simple" xlink:href="mailto:mari.kivinen@miktech.fi">@</text:a><text:a xlink:type="simple" xlink:href="mailto:mari.kivinen@miktech.fi">miktech</text:a><text:a xlink:type="simple" xlink:href="mailto:mari.kivinen@miktech.fi">.</text:a><text:a xlink:type="simple" xlink:href="mailto:mari.kivinen@miktech.fi">fi</text:a></text:p>
      <text:list xml:id="list667110687" text:continue-numbering="true" text:style-name="LS4">
        <text:list-item>
          <text:p text:style-name="P6">Avoimen tiedon toimintaympäristö: “Innovaatio-perustainen OpenData-ekosysteemi”</text:p>
        </text:list-item>
      </text:list>
      <text:p text:style-name="P19"><text:s/>→ kysytty Heikki Salo (Valomo/HSS Consulting): 2014/elokuu </text:p>
      <text:list xml:id="list318020129" text:continue-numbering="true" text:style-name="LS4">
        <text:list-item>
          <text:p text:style-name="P6">AvoinLappi: verkosto, konsortio ja hanke luovaksi arktiseksi toimintaympäristöksi</text:p>
        </text:list-item>
      </text:list>
      <text:p text:style-name="P2"><text:span text:style-name="T11">→ Arttu Salonen, LapinAMK </text:span><text:a xlink:type="simple" xlink:href="mailto:arttu.salonen@lapinamk.fi">arttu</text:a><text:a xlink:type="simple" xlink:href="mailto:arttu.salonen@lapinamk.fi">.</text:a><text:a xlink:type="simple" xlink:href="mailto:arttu.salonen@lapinamk.fi">salonen</text:a><text:a xlink:type="simple" xlink:href="mailto:arttu.salonen@lapinamk.fi">@</text:a><text:a xlink:type="simple" xlink:href="mailto:arttu.salonen@lapinamk.fi">lapinamk</text:a><text:a xlink:type="simple" xlink:href="mailto:arttu.salonen@lapinamk.fi">.</text:a><text:a xlink:type="simple" xlink:href="mailto:arttu.salonen@lapinamk.fi">fi</text:a><text:span text:style-name="T11"> </text:span></text:p>
      <text:p text:style-name="P2"><text:span text:style-name="T11">→ Jukka Aaltonen, </text:span><text:a xlink:type="simple" xlink:href="mailto:avoinlappi@gmail.com">avoinlappi</text:a><text:a xlink:type="simple" xlink:href="mailto:avoinlappi@gmail.com">@</text:a><text:a xlink:type="simple" xlink:href="mailto:avoinlappi@gmail.com">gmail</text:a><text:a xlink:type="simple" xlink:href="mailto:avoinlappi@gmail.com">.</text:a><text:a xlink:type="simple" xlink:href="mailto:avoinlappi@gmail.com">com</text:a><text:span text:style-name="T11"> </text:span></text:p>
      <text:list xml:id="list654596267" text:continue-numbering="true" text:style-name="LS4">
        <text:list-item>
          <text:p text:style-name="P6">Liiketoiminta- ja sovellukset, caset:</text:p>
        </text:list-item>
      </text:list>
      <text:p text:style-name="P1"><text:span text:style-name="T11"><text:tab/>→ MAMK / Mikko Lampi, </text:span><text:a xlink:type="simple" xlink:href="mailto:mikko.lampi@mamk.fi">mikko</text:a><text:a xlink:type="simple" xlink:href="mailto:mikko.lampi@mamk.fi">.</text:a><text:a xlink:type="simple" xlink:href="mailto:mikko.lampi@mamk.fi">lampi</text:a><text:a xlink:type="simple" xlink:href="mailto:mikko.lampi@mamk.fi">@</text:a><text:a xlink:type="simple" xlink:href="mailto:mikko.lampi@mamk.fi">mamk</text:a><text:a xlink:type="simple" xlink:href="mailto:mikko.lampi@mamk.fi">.</text:a><text:a xlink:type="simple" xlink:href="mailto:mikko.lampi@mamk.fi">fi</text:a></text:p>
      <text:list xml:id="list165389450" text:continue-numbering="true" text:style-name="LS4">
        <text:list-item>
          <text:p text:style-name="P6">Datan saatavuus, portaalit, API:t, kehittäjäyhteisöt</text:p>
        </text:list-item>
      </text:list>
      <text:p text:style-name="P15"><text:tab/>→ kysy; Jarkko Moilanen, {API: Suomi}</text:p>
      <text:list xml:id="list944198407" text:continue-numbering="true" text:style-name="LS4">
        <text:list-item>
          <text:p text:style-name="P6">OKFFI, OpenData, My Data, kuratoitu datan avaamisen malli, käytäntö ja tulokset</text:p>
        </text:list-item>
      </text:list>
      <text:p text:style-name="P2"><text:span text:style-name="T11">→ kysy: Antti Jogi Poikola, </text:span><text:a xlink:type="simple" xlink:href="mailto:antti.poikola@gmail.com">antti</text:a><text:a xlink:type="simple" xlink:href="mailto:antti.poikola@gmail.com">.</text:a><text:a xlink:type="simple" xlink:href="mailto:antti.poikola@gmail.com">poikola</text:a><text:a xlink:type="simple" xlink:href="mailto:antti.poikola@gmail.com">@</text:a><text:a xlink:type="simple" xlink:href="mailto:antti.poikola@gmail.com">gmail</text:a><text:a xlink:type="simple" xlink:href="mailto:antti.poikola@gmail.com">.</text:a><text:a xlink:type="simple" xlink:href="mailto:antti.poikola@gmail.com">com</text:a><text:span text:style-name="T11"> </text:span></text:p>
      <text:p text:style-name="P15"/>
      <text:h text:style-name="P23" text:outline-level="10"><text:bookmark text:name="h.y3fz0coof2mp"/></text:h>
      <text:h text:style-name="P24" text:outline-level="10"><text:bookmark text:name="h.eddxd50rt9s"/><text:bookmark text:name="h.fw235q497wzp"/>OHJELMA </text:h>
      <text:p text:style-name="P15"/>
      <text:p text:style-name="P15"><text:span text:style-name="T5">08.30 - 09.00</text:span> <text:tab/>Rekisteröityminen (nimi osallistujalistaan, nimikyltti, ohjelma, kahvia tarjolla)</text:p>
      <text:h text:style-name="P22" text:outline-level="10"><text:bookmark text:name="h.9utt2bvnx7nb"/>AAMUPÄIVÄ Yleinen ja yhteinen osuus (Tila: ???)</text:h>
      <text:p text:style-name="P15"/>
      <text:p text:style-name="P15">Puheenjohtaja: N.N , Organisaatio XYZ</text:p>
      <text:p text:style-name="P15"/>
      <text:p text:style-name="P15"><text:span text:style-name="T5">09.00 - 09.15</text:span> Avaus: puheenjohtaja</text:p>
      <text:list xml:id="list749832910" text:style-name="LS5">
        <text:list-item>
          <text:p text:style-name="P7">miksi avoin tieto ja kiertue, jatkumo viime vuodesta</text:p>
        </text:list-item>
      </text:list>
      <text:list xml:id="list651161350" text:style-name="LS6">
        <text:list-item>
          <text:p text:style-name="P8">osallistujien ja päivän ohjelman esittely ja käytännön asioita päivään liittyen</text:p>
        </text:list-item>
      </text:list>
      <text:p text:style-name="P15"/>
      <text:p text:style-name="P15"><text:span text:style-name="T4">09.15 - 09.45</text:span> Aihe xyz / Puhuja N.N</text:p>
      <text:list xml:id="list1481742475" text:style-name="LS7">
        <text:list-item>
          <text:p text:style-name="P9">Varalla: M.M </text:p>
        </text:list-item>
        <text:list-item>
          <text:p text:style-name="P9">Puheenaihe esim. avoimen datan tai avoimuuden hyödyt ja mahdollisuudet julkiselle/kuntasektorille+yksityisille toimijoille arktisessa toimintaympäristössä?</text:p>
        </text:list-item>
      </text:list>
      <text:p text:style-name="P15"/>
      <text:p text:style-name="P15"><text:span text:style-name="T4">09.45 - 10.05</text:span> My Data / Antti Jogi Poikola, Open Knowledge Finland</text:p>
      <text:p text:style-name="P15"/>
      <text:p text:style-name="P15"><text:span text:style-name="T4">10.05 - 10.20</text:span> Aihe xyz / Puhuja K.K</text:p>
      <text:p text:style-name="P15"/>
      <text:p text:style-name="P15"><text:span text:style-name="T4">12.05-12.15 </text:span><text:span text:style-name="T4">AAMUPÄIVÄN</text:span><text:span text:style-name="T4"> </text:span><text:span text:style-name="T4">PÄÄTÖS</text:span><text:span text:style-name="T4"> </text:span><text:span text:style-name="T4">JA</text:span><text:span text:style-name="T4"> </text:span><text:span text:style-name="T4">YHTEENVETO</text:span><text:span text:style-name="T4"> </text:span>(Tila: NC252 Sinna)<text:line-break/>Puheenjohtaja:</text:p>
      <text:list xml:id="list1341838380" text:style-name="LS8">
        <text:list-item>
          <text:p text:style-name="P10">yhteenveto aamupäivän annista</text:p>
        </text:list-item>
        <text:list-item>
          <text:p text:style-name="P10">työpajojen esittely ja iltapäivän ohjelma</text:p>
        </text:list-item>
      </text:list>
      <text:p text:style-name="P15"/>
      <text:p text:style-name="P15"><text:span text:style-name="T4">12.15-13.30 </text:span><text:span text:style-name="T4">Tutustuminen</text:span><text:span text:style-name="T4"> </text:span><text:span text:style-name="T4">pLab</text:span><text:span text:style-name="T4">:</text:span><text:span text:style-name="T4">iin</text:span><text:span text:style-name="T4"> </text:span><text:span text:style-name="T4">tai</text:span><text:span text:style-name="T4"> </text:span><text:span text:style-name="T4">Valsa</text:span><text:span text:style-name="T4"> </text:span><text:span text:style-name="T4">ry</text:span><text:span text:style-name="T4">:</text:span><text:span text:style-name="T4">n</text:span><text:span text:style-name="T4"> </text:span><text:span text:style-name="T4">tai</text:span><text:span text:style-name="T4"> .., <text:s/></text:span><text:span text:style-name="T4">verkostoitumista</text:span><text:span text:style-name="T4"> </text:span><text:span text:style-name="T4">ja</text:span><text:span text:style-name="T4"> </text:span><text:span text:style-name="T4">omakustanteinen</text:span><text:span text:style-name="T4"> </text:span><text:span text:style-name="T4">lounas</text:span><text:span text:style-name="T4"> </text:span><text:span text:style-name="T4">paikassa</text:span><text:span text:style-name="T4">: </text:span><text:span text:style-name="T4">X</text:span><text:span text:style-name="T4">, </text:span><text:span text:style-name="T4">Y</text:span><text:span text:style-name="T4"> </text:span><text:span text:style-name="T4">tai</text:span><text:span text:style-name="T4"> </text:span><text:span text:style-name="T4">Z</text:span></text:p>
      <text:p text:style-name="P17"/>
      <text:p text:style-name="P15"><text:span text:style-name="T4">13.30-16.00 </text:span><text:span text:style-name="T4">ILTAPÄIVÄ</text:span><text:span text:style-name="T4"> </text:span>Työpajat eri aihepiireistä</text:p>
      <text:p text:style-name="P15"/>
      <text:p text:style-name="P15"><text:span text:style-name="T4">Työpaja</text:span><text:span text:style-name="T4"> 1: </text:span><text:span text:style-name="T4">Avoin</text:span><text:span text:style-name="T4"> </text:span><text:span text:style-name="T4">kunta</text:span><text:span text:style-name="T4"> <text:s/>- </text:span><text:span text:style-name="T4">kiinni</text:span><text:span text:style-name="T4"> </text:span><text:span text:style-name="T4">veti</text:span><text:span text:style-name="T4">?</text:span> <text:span text:style-name="T4">/ <text:s/></text:span><text:span text:style-name="T4">N</text:span><text:span text:style-name="T4">.</text:span><text:span text:style-name="T4">N</text:span><text:span text:style-name="T4"> </text:span></text:p>
      <text:p text:style-name="P15"><text:span text:style-name="T6">Mitä</text:span><text:span text:style-name="T6"> </text:span><text:span text:style-name="T6">Avoin</text:span><text:span text:style-name="T6"> </text:span><text:span text:style-name="T6">kunta</text:span><text:span text:style-name="T6"> </text:span><text:span text:style-name="T6">tarkoittaa</text:span><text:span text:style-name="T6"> </text:span><text:span text:style-name="T6">ja</text:span><text:span text:style-name="T6"> </text:span><text:span text:style-name="T6">mitä</text:span><text:span text:style-name="T6"> </text:span><text:span text:style-name="T6">hyötyä</text:span><text:span text:style-name="T6"> </text:span><text:span text:style-name="T6">siitä</text:span><text:span text:style-name="T6"> </text:span><text:span text:style-name="T6">olisi</text:span><text:span text:style-name="T6">, </text:span><text:span text:style-name="T6">miten</text:span><text:span text:style-name="T6"> </text:span><text:span text:style-name="T6">lähteä</text:span><text:span text:style-name="T6"> </text:span><text:span text:style-name="T6">liikkeelle</text:span><text:span text:style-name="T6">?</text:span></text:p>
      <text:p text:style-name="P15"/>
      <text:p text:style-name="P15"><text:span text:style-name="T4">Työpaja</text:span><text:span text:style-name="T4"> 2: </text:span><text:span text:style-name="T4">Tekijänoikeudet</text:span><text:span text:style-name="T4"> </text:span><text:span text:style-name="T4">ja</text:span><text:span text:style-name="T4"> </text:span><text:span text:style-name="T4">lisenssit</text:span><text:span text:style-name="T4"> </text:span><text:span text:style-name="T4">/ </text:span><text:span text:style-name="T4">N</text:span><text:span text:style-name="T4">.</text:span><text:span text:style-name="T4">N</text:span><text:span text:style-name="T4"> </text:span></text:p>
      <text:p text:style-name="P15"><text:span text:style-name="T6">Tähän</text:span><text:span text:style-name="T6"> </text:span><text:span text:style-name="T6">olisi</text:span><text:span text:style-name="T6"> </text:span><text:span text:style-name="T6">hyvä</text:span><text:span text:style-name="T6"> </text:span><text:span text:style-name="T6">saada</text:span><text:span text:style-name="T6"> </text:span><text:span text:style-name="T6">sellainen</text:span><text:span text:style-name="T6"> </text:span><text:span text:style-name="T6">sisältö</text:span><text:span text:style-name="T6">/</text:span><text:span text:style-name="T6">lähestymistapa</text:span><text:span text:style-name="T6">, </text:span><text:span text:style-name="T6">mikä</text:span><text:span text:style-name="T6"> </text:span><text:span text:style-name="T6">houkuttaa</text:span><text:span text:style-name="T6"> </text:span><text:span text:style-name="T6">paikalliset</text:span><text:span text:style-name="T6"> </text:span><text:span text:style-name="T6">oikeusinformatiikka</text:span><text:span text:style-name="T6">- </text:span><text:span text:style-name="T6">ja</text:span><text:span text:style-name="T6"> </text:span><text:span text:style-name="T6">IPR</text:span><text:span text:style-name="T6">- </text:span><text:span text:style-name="T6">sekä</text:span><text:span text:style-name="T6"> </text:span><text:span text:style-name="T6">muistiorganisaatiot</text:span><text:span text:style-name="T6"> </text:span><text:span text:style-name="T6">paikalle</text:span><text:span text:style-name="T6"> :)</text:span></text:p>
      <text:p text:style-name="P15"/>
      <text:p text:style-name="P15"><text:span text:style-name="T4">Työpaja</text:span><text:span text:style-name="T4"> 3: <text:s/></text:span><text:span text:style-name="T4">Avoin</text:span><text:span text:style-name="T4"> </text:span><text:span text:style-name="T4">tieto</text:span><text:span text:style-name="T4"> </text:span><text:span text:style-name="T4">Lapissa</text:span><text:span text:style-name="T4"> </text:span><text:span text:style-name="T4">jne</text:span><text:span text:style-name="T4">..</text:span></text:p>
      <text:list xml:id="list1370089110" text:style-name="LS9">
        <text:list-item>
          <text:p text:style-name="P11">Datan luokittelu - mitä dataa voi avata ja mitä ei? </text:p>
        </text:list-item>
      </text:list>
      <text:list xml:id="list193296384" text:style-name="LS10">
        <text:list-item>
          <text:p text:style-name="P12">Avoimesta datasta liiketoimintaa - avoimen datan mahdollistamat digitaaliset palvelut</text:p>
        </text:list-item>
        <text:list-item>
          <text:p text:style-name="P12">PULL: Mitä uusia palveluja kansalaiset tarvitsevat/haluavat? Mitä uusia palveluja paikalliset yritykset/yhteisöt/julkinen sektori tarvitsee oman missionsa edistämiseksi? </text:p>
        </text:list-item>
        <text:list-item>
          <text:p text:style-name="P12">PUSH: Mitä palveluja teknologiatoimittajat/koodarit näkevät mahdolliseksi tuottaa? Mitä uusia palveluja eri toimijat tunnistavat mahdollisiksi?</text:p>
        </text:list-item>
      </text:list>
      <text:p text:style-name="P15"/>
      <text:p text:style-name="P15"/>
      <text:p text:style-name="P15"/>
      <text:p text:style-name="P13">===========================================================================</text:p>
      <text:p text:style-name="P15"><text:s text:c="2"/>MIKKELIN tapahtuman ohjelmasta copy-pastattuja (täältä voi soveltuvin osin poimia juttuja mukaan) ============================================================================</text:p>
      <text:p text:style-name="P15"><text:span text:style-name="T7">09.15 - 09.45 </text:span><text:span text:style-name="T7">Aihe</text:span><text:span text:style-name="T7"> </text:span><text:span text:style-name="T7">xx</text:span><text:span text:style-name="T7"> / </text:span><text:span text:style-name="T7">Jyrki</text:span><text:span text:style-name="T7"> </text:span><text:span text:style-name="T7">Kasvi</text:span><text:span text:style-name="T7">, </text:span><text:span text:style-name="T7">Tieke</text:span><text:span text:style-name="T7"> (</text:span><text:span text:style-name="T7">auki</text:span><text:span text:style-name="T7"> </text:span><text:span text:style-name="T7">vielä</text:span><text:span text:style-name="T7">, </text:span><text:span text:style-name="T7">soitettu</text:span><text:span text:style-name="T7"> </text:span><text:span text:style-name="T7">ja</text:span><text:span text:style-name="T7"> </text:span><text:span text:style-name="T7">spostia</text:span><text:span text:style-name="T7"> </text:span><text:span text:style-name="T7">lähetetty</text:span><text:span text:style-name="T7">)</text:span></text:p>
      <text:list xml:id="list28" text:style-name="LS7">
        <text:list-item>
          <text:p text:style-name="P9"><text:span text:style-name="T7">Varalla</text:span><text:span text:style-name="T7">: </text:span><text:span text:style-name="T7">Jarmo</text:span><text:span text:style-name="T7"> </text:span><text:span text:style-name="T7">Elukka</text:span><text:span text:style-name="T7"> </text:span><text:span text:style-name="T7">Eskelinen</text:span><text:span text:style-name="T7"> </text:span></text:p>
        </text:list-item>
        <text:list-item>
          <text:p text:style-name="P9"><text:span text:style-name="T7">Puheenaihe</text:span><text:span text:style-name="T7"> </text:span><text:span text:style-name="T7">esim</text:span><text:span text:style-name="T7">. </text:span><text:span text:style-name="T7">avoimen</text:span><text:span text:style-name="T7"> </text:span><text:span text:style-name="T7">datan</text:span><text:span text:style-name="T7"> </text:span><text:span text:style-name="T7">tai</text:span><text:span text:style-name="T7"> </text:span><text:span text:style-name="T7">avoimuuden</text:span><text:span text:style-name="T7"> </text:span><text:span text:style-name="T7">hyödyt</text:span><text:span text:style-name="T7"> </text:span><text:span text:style-name="T7">ja</text:span><text:span text:style-name="T7"> </text:span><text:span text:style-name="T7">mahdollisuudet</text:span><text:span text:style-name="T7"> </text:span><text:span text:style-name="T7">julkiselle</text:span><text:span text:style-name="T7">/</text:span><text:span text:style-name="T7">kuntasektorille</text:span><text:span text:style-name="T7">+</text:span><text:span text:style-name="T7">yksityisille</text:span><text:span text:style-name="T7"> </text:span><text:span text:style-name="T7">toimijoille</text:span><text:span text:style-name="T7"> </text:span><text:span text:style-name="T7">tässä</text:span><text:span text:style-name="T7"> </text:span><text:span text:style-name="T7">kentässä</text:span><text:span text:style-name="T7">?</text:span></text:p>
        </text:list-item>
      </text:list>
      <text:p text:style-name="P14"/>
      <text:p text:style-name="P15"><text:span text:style-name="T7">10.05 - 10.20 </text:span><text:span text:style-name="T7">Data</text:span><text:span text:style-name="T7"> - </text:span><text:span text:style-name="T7">tieto</text:span><text:span text:style-name="T7"> - </text:span><text:span text:style-name="T7">palvelu</text:span><text:span text:style-name="T7"> / </text:span><text:span text:style-name="T7">Heikki</text:span><text:span text:style-name="T7"> </text:span><text:span text:style-name="T7">Sundquist</text:span><text:span text:style-name="T7">, </text:span><text:span text:style-name="T7">Miktech</text:span><text:span text:style-name="T7"> </text:span><text:span text:style-name="T7">Oy</text:span></text:p>
      <text:p text:style-name="P14"/>
      <text:p text:style-name="P15"><text:span text:style-name="T7">*** </text:span><text:span text:style-name="T7">Aikaa</text:span><text:span text:style-name="T7"> </text:span><text:span text:style-name="T7">siirtymälle</text:span><text:span text:style-name="T7"> </text:span><text:span text:style-name="T7">trackeille</text:span><text:span text:style-name="T7"> 10</text:span><text:span text:style-name="T7">min</text:span><text:span text:style-name="T7">, </text:span><text:span text:style-name="T7">samalla</text:span><text:span text:style-name="T7"> </text:span><text:span text:style-name="T7">voi</text:span><text:span text:style-name="T7"> </text:span><text:span text:style-name="T7">tutustua</text:span><text:span text:style-name="T7"> </text:span><text:span text:style-name="T7">Roadshow</text:span><text:span text:style-name="T7"> </text:span><text:span text:style-name="T7">expoon</text:span></text:p>
      <text:p text:style-name="P1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0"><text:span text:style-name="T10">(</text:span><text:span text:style-name="T10">paikka</text:span><text:span text:style-name="T10">??) - </text:span><text:span text:style-name="T10">TRACK</text:span><text:span text:style-name="T10"> 1: <text:line-break/></text:span><text:span text:style-name="T10">Avoin</text:span><text:span text:style-name="T10"> </text:span><text:span text:style-name="T10">kunta</text:span><text:span text:style-name="T10"> </text:span><text:span text:style-name="T10">ja</text:span><text:span text:style-name="T10"> </text:span><text:span text:style-name="T10">päätöksenteko</text:span></text:p>
            <text:p text:style-name="P21"/>
            <text:p text:style-name="P20"><text:span text:style-name="T10">10.30 - 10.50 </text:span><text:span text:style-name="T10">Avoimuuden</text:span><text:span text:style-name="T10"> </text:span><text:span text:style-name="T10">esteet</text:span><text:span text:style-name="T10"> </text:span><text:span text:style-name="T10">ja</text:span><text:span text:style-name="T10"> </text:span><text:span text:style-name="T10">hidasteet</text:span><text:span text:style-name="T10"> / </text:span><text:span text:style-name="T10">Vesa</text:span><text:span text:style-name="T10"> </text:span><text:span text:style-name="T10">Linja</text:span><text:span text:style-name="T10">-</text:span><text:span text:style-name="T10">aho</text:span></text:p>
            <text:p text:style-name="P21"/>
            <text:p text:style-name="P20"><text:span text:style-name="T10">10.50 - 11.30 </text:span><text:span text:style-name="T10">Esimerkkejä</text:span><text:span text:style-name="T10"> </text:span><text:span text:style-name="T10">Suomesta</text:span></text:p>
            <text:p text:style-name="P21"/>
            <text:p text:style-name="P20"><text:span text:style-name="T10">open</text:span><text:span text:style-name="T10">.</text:span><text:span text:style-name="T10">mikkeli</text:span><text:span text:style-name="T10">.</text:span><text:span text:style-name="T10">fi</text:span><text:span text:style-name="T10"> / </text:span><text:span text:style-name="T10">Heidi</text:span><text:span text:style-name="T10"> </text:span><text:span text:style-name="T10">Huovinen</text:span><text:span text:style-name="T10"> 10.50-11.00</text:span></text:p>
            <text:p text:style-name="P21"/>
            <text:p text:style-name="P20"><text:span text:style-name="T10">Avoin</text:span><text:span text:style-name="T10"> </text:span><text:span text:style-name="T10">tieto</text:span><text:span text:style-name="T10"> </text:span><text:span text:style-name="T10">ja</text:span><text:span text:style-name="T10"> </text:span><text:span text:style-name="T10">kuntien</text:span><text:span text:style-name="T10"> </text:span><text:span text:style-name="T10">yhteistyö</text:span><text:span text:style-name="T10"> / </text:span><text:span text:style-name="T10">Elisa</text:span><text:span text:style-name="T10"> </text:span><text:span text:style-name="T10">Kettunen</text:span><text:span text:style-name="T10">, </text:span><text:span text:style-name="T10">Kuntaliitto</text:span><text:span text:style-name="T10"> 11.00-11.15</text:span></text:p>
            <text:p text:style-name="P21"/>
            <text:p text:style-name="P20"><text:span text:style-name="T10">CitySDK</text:span><text:span text:style-name="T10"> / </text:span><text:span text:style-name="T10">Hanna</text:span><text:span text:style-name="T10"> </text:span><text:span text:style-name="T10">Niemi</text:span><text:span text:style-name="T10">-</text:span><text:span text:style-name="T10">Hugaerts</text:span><text:span text:style-name="T10"> 11.15-11.30</text:span></text:p>
            <text:p text:style-name="P21"/>
            <text:p text:style-name="P20"><text:span text:style-name="T10">6</text:span><text:span text:style-name="T10">Aika</text:span><text:span text:style-name="T10"> -</text:span><text:span text:style-name="T10">ohjelma</text:span><text:span text:style-name="T10"> / </text:span><text:span text:style-name="T10">Ville</text:span><text:span text:style-name="T10"> </text:span><text:span text:style-name="T10">Meloni</text:span><text:span text:style-name="T10">?</text:span></text:p>
            <text:p text:style-name="P21"/>
            <text:p text:style-name="P20"><text:span text:style-name="T10">Lappeenranta</text:span><text:span text:style-name="T10">? </text:span><text:span text:style-name="T10">Kuopio</text:span><text:span text:style-name="T10">? / </text:span><text:span text:style-name="T10">kysytty</text:span></text:p>
            <text:p text:style-name="P21"/>
            <text:p text:style-name="P20"><text:span text:style-name="T10">11.40 - 12.00 </text:span><text:span text:style-name="T10">Avoin</text:span><text:span text:style-name="T10"> </text:span><text:span text:style-name="T10">kunta</text:span><text:span text:style-name="T10"> - </text:span><text:span text:style-name="T10">avoin</text:span><text:span text:style-name="T10"> </text:span><text:span text:style-name="T10">tie</text:span><text:span text:style-name="T10"> </text:span><text:span text:style-name="T10">parempiin</text:span><text:span text:style-name="T10"> </text:span><text:span text:style-name="T10">palveluihin</text:span><text:span text:style-name="T10"> </text:span><text:span text:style-name="T10">kustannustehokkaasti</text:span><text:span text:style-name="T10"> / </text:span><text:span text:style-name="T10">Jyrki</text:span><text:span text:style-name="T10"> </text:span><text:span text:style-name="T10">Koskinen</text:span><text:span text:style-name="T10">, </text:span><text:span text:style-name="T10">COSS</text:span><text:span text:style-name="T10"> <text:s/></text:span></text:p>
          </table:table-cell>
          <table:table-cell table:style-name="Table1.A1" office:value-type="string">
            <text:p text:style-name="P20"><text:span text:style-name="T10">Alakerran</text:span><text:span text:style-name="T10"> </text:span><text:span text:style-name="T10">tila</text:span><text:span text:style-name="T10"> - </text:span><text:span text:style-name="T10">TRACK</text:span><text:span text:style-name="T10"> 2: <text:line-break/></text:span><text:span text:style-name="T10">Kehittäjät</text:span><text:span text:style-name="T10">, </text:span><text:span text:style-name="T10">sovellukset</text:span><text:span text:style-name="T10"> </text:span><text:span text:style-name="T10">ja</text:span><text:span text:style-name="T10"> </text:span><text:span text:style-name="T10">innovaatiot</text:span></text:p>
            <text:p text:style-name="P21"/>
            <text:p text:style-name="P20"><text:span text:style-name="T10">10.30 - 11.00 </text:span><text:span text:style-name="T10">Avoin</text:span><text:span text:style-name="T10"> </text:span><text:span text:style-name="T10">data</text:span><text:span text:style-name="T10"> </text:span><text:span text:style-name="T10">matkailuyrityksen</text:span><text:span text:style-name="T10"> </text:span><text:span text:style-name="T10">liiketoiminnassa</text:span><text:span text:style-name="T10"> </text:span><text:span text:style-name="T10">ja</text:span><text:span text:style-name="T10"> </text:span><text:span text:style-name="T10">matkailualan</text:span><text:span text:style-name="T10"> </text:span><text:span text:style-name="T10">kehittämisessä</text:span><text:span text:style-name="T10"> / </text:span><text:span text:style-name="T10">Juho</text:span><text:span text:style-name="T10"> </text:span><text:span text:style-name="T10">Pesonen</text:span><text:span text:style-name="T10">, </text:span><text:span text:style-name="T10">Itä</text:span><text:span text:style-name="T10">-</text:span><text:span text:style-name="T10">Suomen</text:span><text:span text:style-name="T10"> </text:span><text:span text:style-name="T10">yliopisto</text:span></text:p>
            <text:p text:style-name="P21"/>
            <text:p text:style-name="P20"><text:span text:style-name="T10">11.00 - 11.15 </text:span><text:span text:style-name="T10">Avoimesta</text:span><text:span text:style-name="T10"> </text:span><text:span text:style-name="T10">datasta</text:span><text:span text:style-name="T10"> </text:span><text:span text:style-name="T10">liiketoimintaa</text:span><text:span text:style-name="T10"> / </text:span><text:span text:style-name="T10">Tommi</text:span><text:span text:style-name="T10"> </text:span><text:span text:style-name="T10">Kainulainen</text:span><text:span text:style-name="T10">, </text:span><text:span text:style-name="T10">Observis</text:span><text:span text:style-name="T10"> </text:span><text:span text:style-name="T10">Oy</text:span></text:p>
            <text:p text:style-name="P21"/>
            <text:p text:style-name="P20"><text:span text:style-name="T10">11.15 - 11.30 </text:span><text:span text:style-name="T10">Avoimet</text:span><text:span text:style-name="T10"> </text:span><text:span text:style-name="T10">rajapinnat</text:span><text:span text:style-name="T10"> (</text:span><text:span text:style-name="T10">API</text:span><text:span text:style-name="T10">) </text:span><text:span text:style-name="T10">ja</text:span><text:span text:style-name="T10"> </text:span><text:span text:style-name="T10">API</text:span><text:span text:style-name="T10"> </text:span><text:span text:style-name="T10">Hackathonin</text:span><text:span text:style-name="T10"> 11.10.2014 </text:span><text:span text:style-name="T10">esittely</text:span><text:span text:style-name="T10"> / </text:span><text:span text:style-name="T10">Mikko</text:span><text:span text:style-name="T10"> </text:span><text:span text:style-name="T10">Lampi</text:span><text:span text:style-name="T10">, </text:span><text:span text:style-name="T10">MAMK</text:span><text:span text:style-name="T10"> </text:span><text:span text:style-name="T10">ja</text:span><text:span text:style-name="T10"> </text:span><text:span text:style-name="T10">Heikki</text:span><text:span text:style-name="T10"> </text:span><text:span text:style-name="T10">Kurhinen</text:span><text:span text:style-name="T10">, </text:span><text:span text:style-name="T10">Mikkelin</text:span><text:span text:style-name="T10"> </text:span><text:span text:style-name="T10">kaupunki</text:span></text:p>
            <text:p text:style-name="P21"/>
            <text:p text:style-name="P20"><text:span text:style-name="T10">11.30 - 12.00 </text:span><text:span text:style-name="T10">Sovelluksia</text:span><text:span text:style-name="T10"> </text:span><text:span text:style-name="T10">ja</text:span><text:span text:style-name="T10"> </text:span><text:span text:style-name="T10">viisautta</text:span><text:span text:style-name="T10"> </text:span><text:span text:style-name="T10">avoimesta</text:span><text:span text:style-name="T10"> </text:span><text:span text:style-name="T10">tekstidatasta</text:span><text:span text:style-name="T10"> / </text:span><text:span text:style-name="T10">Timo</text:span><text:span text:style-name="T10"> </text:span><text:span text:style-name="T10">Honkela</text:span><text:span text:style-name="T10">, </text:span><text:span text:style-name="T10">Helsingin</text:span><text:span text:style-name="T10"> </text:span><text:span text:style-name="T10">Yliopisto</text:span><text:span text:style-name="T10">, </text:span><text:span text:style-name="T10">Kansalliskirjasto</text:span></text:p>
          </table:table-cell>
        </table:table-row>
      </table:table>
      <text:p text:style-name="P15"/>
      <text:p text:style-name="P14">------------------------------------------------------------------------------------------------------------------</text:p>
      <text:p text:style-name="P15"><text:span text:style-name="T8">Työpaja</text:span><text:span text:style-name="T8"> 1: </text:span><text:span text:style-name="T8">Avoin</text:span><text:span text:style-name="T8"> </text:span><text:span text:style-name="T8">kunta</text:span><text:span text:style-name="T8"> <text:s/>- </text:span><text:span text:style-name="T8">kiinni</text:span><text:span text:style-name="T8"> </text:span><text:span text:style-name="T8">veti</text:span><text:span text:style-name="T8">?</text:span><text:span text:style-name="T7"> </text:span><text:span text:style-name="T8">/ </text:span><text:span text:style-name="T8">Jyrki</text:span><text:span text:style-name="T8"> </text:span><text:span text:style-name="T8">Koskinen</text:span><text:span text:style-name="T8">, </text:span><text:span text:style-name="T8">COSS</text:span></text:p>
      <text:p text:style-name="P15"><text:span text:style-name="T9">Mitä</text:span><text:span text:style-name="T9"> </text:span><text:span text:style-name="T9">Avoin</text:span><text:span text:style-name="T9"> </text:span><text:span text:style-name="T9">kunta</text:span><text:span text:style-name="T9"> </text:span><text:span text:style-name="T9">tarkoittaa</text:span><text:span text:style-name="T9"> </text:span><text:span text:style-name="T9">ja</text:span><text:span text:style-name="T9"> </text:span><text:span text:style-name="T9">mitä</text:span><text:span text:style-name="T9"> </text:span><text:span text:style-name="T9">hyötyä</text:span><text:span text:style-name="T9"> </text:span><text:span text:style-name="T9">siitä</text:span><text:span text:style-name="T9"> </text:span><text:span text:style-name="T9">olisi</text:span><text:span text:style-name="T9">, </text:span><text:span text:style-name="T9">miten</text:span><text:span text:style-name="T9"> </text:span><text:span text:style-name="T9">lähteä</text:span><text:span text:style-name="T9"> </text:span><text:span text:style-name="T9">liikkeelle</text:span><text:span text:style-name="T9">? </text:span><text:span text:style-name="T9">Tekstiä</text:span><text:span text:style-name="T9"> </text:span><text:span text:style-name="T9">tulee</text:span><text:span text:style-name="T9"> </text:span><text:span text:style-name="T9">Jyrkiltä</text:span><text:span text:style-name="T9">, </text:span><text:span text:style-name="T9">kunhan</text:span><text:span text:style-name="T9"> </text:span><text:span text:style-name="T9">on</text:span><text:span text:style-name="T9"> </text:span><text:span text:style-name="T9">jutellut</text:span><text:span text:style-name="T9"> </text:span><text:span text:style-name="T9">Juha</text:span><text:span text:style-name="T9"> </text:span><text:span text:style-name="T9">Ropposen</text:span><text:span text:style-name="T9"> </text:span><text:span text:style-name="T9">kanssa</text:span><text:span text:style-name="T9"> </text:span><text:span text:style-name="T9">sisällöstä</text:span><text:span text:style-name="T9">. </text:span></text:p>
      <text:p text:style-name="P14"/>
      <text:p text:style-name="P15"><text:span text:style-name="T8">Työpaja</text:span><text:span text:style-name="T8"> 2: </text:span><text:span text:style-name="T8">Tekijänoikeudet</text:span><text:span text:style-name="T8"> </text:span><text:span text:style-name="T8">ja</text:span><text:span text:style-name="T8"> </text:span><text:span text:style-name="T8">lisenssit</text:span><text:span text:style-name="T8"> </text:span><text:span text:style-name="T8">/ </text:span><text:span text:style-name="T8">Vesa</text:span><text:span text:style-name="T8"> </text:span><text:span text:style-name="T8">Linja</text:span><text:span text:style-name="T8">-</text:span><text:span text:style-name="T8">aho</text:span><text:span text:style-name="T8">, </text:span><text:span text:style-name="T8">Metropolia</text:span><text:span text:style-name="T8"> </text:span></text:p>
      <text:p text:style-name="P15"><text:span text:style-name="T9">Tähän</text:span><text:span text:style-name="T9"> </text:span><text:span text:style-name="T9">olisi</text:span><text:span text:style-name="T9"> </text:span><text:span text:style-name="T9">hyvä</text:span><text:span text:style-name="T9"> </text:span><text:span text:style-name="T9">saada</text:span><text:span text:style-name="T9"> </text:span><text:span text:style-name="T9">sellainen</text:span><text:span text:style-name="T9"> </text:span><text:span text:style-name="T9">sisältö</text:span><text:span text:style-name="T9">/</text:span><text:span text:style-name="T9">lähestymistapa</text:span><text:span text:style-name="T9">, </text:span><text:span text:style-name="T9">mikä</text:span><text:span text:style-name="T9"> </text:span><text:span text:style-name="T9">houkuttaa</text:span><text:span text:style-name="T9"> </text:span><text:span text:style-name="T9">paikalliset</text:span><text:span text:style-name="T9"> </text:span><text:span text:style-name="T9">muistiorganisaatiot</text:span><text:span text:style-name="T9"> </text:span><text:span text:style-name="T9">paikalle</text:span><text:span text:style-name="T9"> :)</text:span></text:p>
      <text:p text:style-name="P14"/>
      <text:p text:style-name="P15"><text:span text:style-name="T8">Työpaja</text:span><text:span text:style-name="T8"> 3: <text:s/></text:span><text:span text:style-name="T8">Avoin</text:span><text:span text:style-name="T8"> </text:span><text:span text:style-name="T8">tekstitieto</text:span><text:span text:style-name="T8"> </text:span><text:span text:style-name="T8">ja</text:span><text:span text:style-name="T8"> </text:span><text:span text:style-name="T8">hyvinvoiva</text:span><text:span text:style-name="T8"> </text:span><text:span text:style-name="T8">Mikkeli</text:span><text:span text:style-name="T8"> / </text:span><text:span text:style-name="T8">Timo</text:span><text:span text:style-name="T8"> </text:span><text:span text:style-name="T8">Honkela</text:span><text:span text:style-name="T8">, </text:span><text:span text:style-name="T8">Kansalliskirjasto</text:span></text:p>
      <text:p text:style-name="P15"><text:span text:style-name="T7">Mikkelin</text:span><text:span text:style-name="T7"> </text:span><text:span text:style-name="T7">kaupunkistrategian</text:span><text:span text:style-name="T7"> </text:span><text:span text:style-name="T7">rakentaminen</text:span><text:span text:style-name="T7"> </text:span><text:span text:style-name="T7">on</text:span><text:span text:style-name="T7"> </text:span><text:span text:style-name="T7">perustunut</text:span><text:span text:style-name="T7"> </text:span><text:span text:style-name="T7">kolmeen</text:span><text:span text:style-name="T7"> </text:span><text:span text:style-name="T7">näkökulmaan</text:span><text:span text:style-name="T7">, </text:span><text:span text:style-name="T7">jotka</text:span><text:span text:style-name="T7"> </text:span><text:span text:style-name="T7">ovat</text:span><text:span text:style-name="T7"> 1) </text:span><text:span text:style-name="T7">asukkaiden</text:span><text:span text:style-name="T7">, 2) </text:span><text:span text:style-name="T7">elinkeinojen</text:span><text:span text:style-name="T7"> </text:span><text:span text:style-name="T7">ja</text:span><text:span text:style-name="T7"> 3) </text:span><text:span text:style-name="T7">luonnon</text:span><text:span text:style-name="T7"> </text:span><text:span text:style-name="T7">ja</text:span><text:span text:style-name="T7"> </text:span><text:span text:style-name="T7">ympäristön</text:span><text:span text:style-name="T7"> </text:span><text:span text:style-name="T7">hyvinvointi</text:span><text:span text:style-name="T7">. </text:span><text:span text:style-name="T7">On</text:span><text:span text:style-name="T7"> </text:span><text:span text:style-name="T7">haluttu</text:span><text:span text:style-name="T7"> </text:span><text:span text:style-name="T7">korostaa</text:span><text:span text:style-name="T7"> </text:span><text:span text:style-name="T7">asukkaiden</text:span><text:span text:style-name="T7"> </text:span><text:span text:style-name="T7">aktiivista</text:span><text:span text:style-name="T7"> </text:span><text:span text:style-name="T7">osallistumista</text:span><text:span text:style-name="T7"> </text:span><text:span text:style-name="T7">hyvinvoinnin</text:span><text:span text:style-name="T7"> </text:span><text:span text:style-name="T7">tuottamiseen</text:span><text:span text:style-name="T7">. <text:s/></text:span><text:span text:style-name="T7">Digitaalisuus</text:span><text:span text:style-name="T7"> </text:span><text:span text:style-name="T7">on</text:span><text:span text:style-name="T7"> </text:span><text:span text:style-name="T7">nähty</text:span><text:span text:style-name="T7"> </text:span><text:span text:style-name="T7">yhtenä</text:span><text:span text:style-name="T7"> </text:span><text:span text:style-name="T7">tärkeänä</text:span><text:span text:style-name="T7"> </text:span><text:span text:style-name="T7">osallistumisen</text:span><text:span text:style-name="T7"> </text:span><text:span text:style-name="T7">ja</text:span><text:span text:style-name="T7"> </text:span><text:span text:style-name="T7">hyvinvoinnin</text:span><text:span text:style-name="T7"> </text:span><text:span text:style-name="T7">tuottamisen</text:span><text:span text:style-name="T7"> </text:span><text:span text:style-name="T7">mahdollistajana</text:span><text:span text:style-name="T7">. </text:span><text:span text:style-name="T7">Mikkelin</text:span><text:span text:style-name="T7"> </text:span><text:span text:style-name="T7">kaupunkistrategiassa</text:span><text:span text:style-name="T7"> </text:span><text:span text:style-name="T7">on</text:span><text:span text:style-name="T7"> </text:span><text:span text:style-name="T7">kuvattu</text:span><text:span text:style-name="T7"> </text:span><text:span text:style-name="T7">yksityiskohtaisesti</text:span><text:span text:style-name="T7"> </text:span><text:span text:style-name="T7">edellä</text:span><text:span text:style-name="T7"> </text:span><text:span text:style-name="T7">mainittujen</text:span><text:span text:style-name="T7"> </text:span><text:span text:style-name="T7">kolmen</text:span><text:span text:style-name="T7"> </text:span><text:span text:style-name="T7">näkökulman</text:span><text:span text:style-name="T7"> </text:span><text:span text:style-name="T7">yksityiskohtia</text:span><text:span text:style-name="T7">. </text:span><text:span text:style-name="T7">Työpajassa</text:span><text:span text:style-name="T7"> </text:span><text:span text:style-name="T7">käsitellään</text:span><text:span text:style-name="T7"> </text:span><text:span text:style-name="T7">sitä</text:span><text:span text:style-name="T7">, </text:span><text:span text:style-name="T7">minkälaisten</text:span><text:span text:style-name="T7"> </text:span><text:span text:style-name="T7">tekstimuotoisten</text:span><text:span text:style-name="T7"> </text:span><text:span text:style-name="T7">aineistojen</text:span><text:span text:style-name="T7"> </text:span><text:span text:style-name="T7">tuominen</text:span><text:span text:style-name="T7"> </text:span><text:span text:style-name="T7">avoimeen</text:span><text:span text:style-name="T7"> </text:span><text:span text:style-name="T7">käyttöön</text:span><text:span text:style-name="T7"> </text:span><text:span text:style-name="T7">sekä</text:span><text:span text:style-name="T7"> </text:span><text:span text:style-name="T7">analysointi</text:span><text:span text:style-name="T7"> </text:span><text:span text:style-name="T7">ja</text:span><text:span text:style-name="T7"> </text:span><text:span text:style-name="T7">hyödyntäminen</text:span><text:span text:style-name="T7"> </text:span><text:span text:style-name="T7">uudenlaisilla</text:span><text:span text:style-name="T7"> </text:span><text:span text:style-name="T7">tavoilla</text:span><text:span text:style-name="T7"> </text:span><text:span text:style-name="T7">voi</text:span><text:span text:style-name="T7"> </text:span><text:span text:style-name="T7">edistää</text:span><text:span text:style-name="T7"> </text:span><text:span text:style-name="T7">hyvinvointia</text:span><text:span text:style-name="T7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i" fo:country="FI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fi" fo:country="FI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25in" text:min-label-width="0.25in"/>
      </text:list-level-style-bullet>
      <text:list-level-style-bullet text:level="2" text:style-name="List1Level1" text:bullet-char="-">
        <style:list-level-properties text:space-before="0.75in" text:min-label-width="0.25in"/>
      </text:list-level-style-bullet>
      <text:list-level-style-bullet text:level="3" text:style-name="List1Level2" text:bullet-char="-">
        <style:list-level-properties text:space-before="1.3748in" text:min-label-width="0.1252in"/>
      </text:list-level-style-bullet>
      <text:list-level-style-bullet text:level="4" text:style-name="List1Level3" text:bullet-char="-">
        <style:list-level-properties text:space-before="1.75in" text:min-label-width="0.25in"/>
      </text:list-level-style-bullet>
      <text:list-level-style-bullet text:level="5" text:style-name="List1Level4" text:bullet-char="-">
        <style:list-level-properties text:space-before="2.25in" text:min-label-width="0.25in"/>
      </text:list-level-style-bullet>
      <text:list-level-style-bullet text:level="6" text:style-name="List1Level5" text:bullet-char="-">
        <style:list-level-properties text:space-before="2.8748in" text:min-label-width="0.1252in"/>
      </text:list-level-style-bullet>
      <text:list-level-style-bullet text:level="7" text:style-name="List1Level6" text:bullet-char="-">
        <style:list-level-properties text:space-before="3.25in" text:min-label-width="0.25in"/>
      </text:list-level-style-bullet>
      <text:list-level-style-bullet text:level="8" text:style-name="List1Level7" text:bullet-char="-">
        <style:list-level-properties text:space-before="3.75in" text:min-label-width="0.25in"/>
      </text:list-level-style-bullet>
      <text:list-level-style-bullet text:level="9" text:style-name="List1Level8" text:bullet-char="-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-">
        <style:list-level-properties text:space-before="0.25in" text:min-label-width="0.25in"/>
      </text:list-level-style-bullet>
      <text:list-level-style-bullet text:level="2" text:style-name="List5Level1" text:bullet-char="-">
        <style:list-level-properties text:space-before="0.75in" text:min-label-width="0.25in"/>
      </text:list-level-style-bullet>
      <text:list-level-style-bullet text:level="3" text:style-name="List5Level2" text:bullet-char="-">
        <style:list-level-properties text:space-before="1.3748in" text:min-label-width="0.1252in"/>
      </text:list-level-style-bullet>
      <text:list-level-style-bullet text:level="4" text:style-name="List5Level3" text:bullet-char="-">
        <style:list-level-properties text:space-before="1.75in" text:min-label-width="0.25in"/>
      </text:list-level-style-bullet>
      <text:list-level-style-bullet text:level="5" text:style-name="List5Level4" text:bullet-char="-">
        <style:list-level-properties text:space-before="2.25in" text:min-label-width="0.25in"/>
      </text:list-level-style-bullet>
      <text:list-level-style-bullet text:level="6" text:style-name="List5Level5" text:bullet-char="-">
        <style:list-level-properties text:space-before="2.8748in" text:min-label-width="0.1252in"/>
      </text:list-level-style-bullet>
      <text:list-level-style-bullet text:level="7" text:style-name="List5Level6" text:bullet-char="-">
        <style:list-level-properties text:space-before="3.25in" text:min-label-width="0.25in"/>
      </text:list-level-style-bullet>
      <text:list-level-style-bullet text:level="8" text:style-name="List5Level7" text:bullet-char="-">
        <style:list-level-properties text:space-before="3.75in" text:min-label-width="0.25in"/>
      </text:list-level-style-bullet>
      <text:list-level-style-bullet text:level="9" text:style-name="List5Level8" text:bullet-char="-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-">
        <style:list-level-properties text:space-before="0.25in" text:min-label-width="0.25in"/>
      </text:list-level-style-bullet>
      <text:list-level-style-bullet text:level="2" text:style-name="List6Level1" text:bullet-char="-">
        <style:list-level-properties text:space-before="0.75in" text:min-label-width="0.25in"/>
      </text:list-level-style-bullet>
      <text:list-level-style-bullet text:level="3" text:style-name="List6Level2" text:bullet-char="-">
        <style:list-level-properties text:space-before="1.3748in" text:min-label-width="0.1252in"/>
      </text:list-level-style-bullet>
      <text:list-level-style-bullet text:level="4" text:style-name="List6Level3" text:bullet-char="-">
        <style:list-level-properties text:space-before="1.75in" text:min-label-width="0.25in"/>
      </text:list-level-style-bullet>
      <text:list-level-style-bullet text:level="5" text:style-name="List6Level4" text:bullet-char="-">
        <style:list-level-properties text:space-before="2.25in" text:min-label-width="0.25in"/>
      </text:list-level-style-bullet>
      <text:list-level-style-bullet text:level="6" text:style-name="List6Level5" text:bullet-char="-">
        <style:list-level-properties text:space-before="2.8748in" text:min-label-width="0.1252in"/>
      </text:list-level-style-bullet>
      <text:list-level-style-bullet text:level="7" text:style-name="List6Level6" text:bullet-char="-">
        <style:list-level-properties text:space-before="3.25in" text:min-label-width="0.25in"/>
      </text:list-level-style-bullet>
      <text:list-level-style-bullet text:level="8" text:style-name="List6Level7" text:bullet-char="-">
        <style:list-level-properties text:space-before="3.75in" text:min-label-width="0.25in"/>
      </text:list-level-style-bullet>
      <text:list-level-style-bullet text:level="9" text:style-name="List6Level8" text:bullet-char="-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-">
        <style:list-level-properties text:space-before="0.25in" text:min-label-width="0.25in"/>
      </text:list-level-style-bullet>
      <text:list-level-style-bullet text:level="2" text:style-name="List7Level1" text:bullet-char="-">
        <style:list-level-properties text:space-before="0.75in" text:min-label-width="0.25in"/>
      </text:list-level-style-bullet>
      <text:list-level-style-bullet text:level="3" text:style-name="List7Level2" text:bullet-char="-">
        <style:list-level-properties text:space-before="1.3748in" text:min-label-width="0.1252in"/>
      </text:list-level-style-bullet>
      <text:list-level-style-bullet text:level="4" text:style-name="List7Level3" text:bullet-char="-">
        <style:list-level-properties text:space-before="1.75in" text:min-label-width="0.25in"/>
      </text:list-level-style-bullet>
      <text:list-level-style-bullet text:level="5" text:style-name="List7Level4" text:bullet-char="-">
        <style:list-level-properties text:space-before="2.25in" text:min-label-width="0.25in"/>
      </text:list-level-style-bullet>
      <text:list-level-style-bullet text:level="6" text:style-name="List7Level5" text:bullet-char="-">
        <style:list-level-properties text:space-before="2.8748in" text:min-label-width="0.1252in"/>
      </text:list-level-style-bullet>
      <text:list-level-style-bullet text:level="7" text:style-name="List7Level6" text:bullet-char="-">
        <style:list-level-properties text:space-before="3.25in" text:min-label-width="0.25in"/>
      </text:list-level-style-bullet>
      <text:list-level-style-bullet text:level="8" text:style-name="List7Level7" text:bullet-char="-">
        <style:list-level-properties text:space-before="3.75in" text:min-label-width="0.25in"/>
      </text:list-level-style-bullet>
      <text:list-level-style-bullet text:level="9" text:style-name="List7Level8" text:bullet-char="-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-">
        <style:list-level-properties text:space-before="0.25in" text:min-label-width="0.25in"/>
      </text:list-level-style-bullet>
      <text:list-level-style-bullet text:level="2" text:style-name="List8Level1" text:bullet-char="-">
        <style:list-level-properties text:space-before="0.75in" text:min-label-width="0.25in"/>
      </text:list-level-style-bullet>
      <text:list-level-style-bullet text:level="3" text:style-name="List8Level2" text:bullet-char="-">
        <style:list-level-properties text:space-before="1.3748in" text:min-label-width="0.1252in"/>
      </text:list-level-style-bullet>
      <text:list-level-style-bullet text:level="4" text:style-name="List8Level3" text:bullet-char="-">
        <style:list-level-properties text:space-before="1.75in" text:min-label-width="0.25in"/>
      </text:list-level-style-bullet>
      <text:list-level-style-bullet text:level="5" text:style-name="List8Level4" text:bullet-char="-">
        <style:list-level-properties text:space-before="2.25in" text:min-label-width="0.25in"/>
      </text:list-level-style-bullet>
      <text:list-level-style-bullet text:level="6" text:style-name="List8Level5" text:bullet-char="-">
        <style:list-level-properties text:space-before="2.8748in" text:min-label-width="0.1252in"/>
      </text:list-level-style-bullet>
      <text:list-level-style-bullet text:level="7" text:style-name="List8Level6" text:bullet-char="-">
        <style:list-level-properties text:space-before="3.25in" text:min-label-width="0.25in"/>
      </text:list-level-style-bullet>
      <text:list-level-style-bullet text:level="8" text:style-name="List8Level7" text:bullet-char="-">
        <style:list-level-properties text:space-before="3.75in" text:min-label-width="0.25in"/>
      </text:list-level-style-bullet>
      <text:list-level-style-bullet text:level="9" text:style-name="List8Level8" text:bullet-char="-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-">
        <style:list-level-properties text:space-before="0.25in" text:min-label-width="0.25in"/>
      </text:list-level-style-bullet>
      <text:list-level-style-bullet text:level="2" text:style-name="List9Level1" text:bullet-char="-">
        <style:list-level-properties text:space-before="0.75in" text:min-label-width="0.25in"/>
      </text:list-level-style-bullet>
      <text:list-level-style-bullet text:level="3" text:style-name="List9Level2" text:bullet-char="-">
        <style:list-level-properties text:space-before="1.3748in" text:min-label-width="0.1252in"/>
      </text:list-level-style-bullet>
      <text:list-level-style-bullet text:level="4" text:style-name="List9Level3" text:bullet-char="-">
        <style:list-level-properties text:space-before="1.75in" text:min-label-width="0.25in"/>
      </text:list-level-style-bullet>
      <text:list-level-style-bullet text:level="5" text:style-name="List9Level4" text:bullet-char="-">
        <style:list-level-properties text:space-before="2.25in" text:min-label-width="0.25in"/>
      </text:list-level-style-bullet>
      <text:list-level-style-bullet text:level="6" text:style-name="List9Level5" text:bullet-char="-">
        <style:list-level-properties text:space-before="2.8748in" text:min-label-width="0.1252in"/>
      </text:list-level-style-bullet>
      <text:list-level-style-bullet text:level="7" text:style-name="List9Level6" text:bullet-char="-">
        <style:list-level-properties text:space-before="3.25in" text:min-label-width="0.25in"/>
      </text:list-level-style-bullet>
      <text:list-level-style-bullet text:level="8" text:style-name="List9Level7" text:bullet-char="-">
        <style:list-level-properties text:space-before="3.75in" text:min-label-width="0.25in"/>
      </text:list-level-style-bullet>
      <text:list-level-style-bullet text:level="9" text:style-name="List9Level8" text:bullet-char="-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-">
        <style:list-level-properties text:space-before="0.25in" text:min-label-width="0.25in"/>
      </text:list-level-style-bullet>
      <text:list-level-style-bullet text:level="2" text:style-name="List10Level1" text:bullet-char="-">
        <style:list-level-properties text:space-before="0.75in" text:min-label-width="0.25in"/>
      </text:list-level-style-bullet>
      <text:list-level-style-bullet text:level="3" text:style-name="List10Level2" text:bullet-char="-">
        <style:list-level-properties text:space-before="1.3748in" text:min-label-width="0.1252in"/>
      </text:list-level-style-bullet>
      <text:list-level-style-bullet text:level="4" text:style-name="List10Level3" text:bullet-char="-">
        <style:list-level-properties text:space-before="1.75in" text:min-label-width="0.25in"/>
      </text:list-level-style-bullet>
      <text:list-level-style-bullet text:level="5" text:style-name="List10Level4" text:bullet-char="-">
        <style:list-level-properties text:space-before="2.25in" text:min-label-width="0.25in"/>
      </text:list-level-style-bullet>
      <text:list-level-style-bullet text:level="6" text:style-name="List10Level5" text:bullet-char="-">
        <style:list-level-properties text:space-before="2.8748in" text:min-label-width="0.1252in"/>
      </text:list-level-style-bullet>
      <text:list-level-style-bullet text:level="7" text:style-name="List10Level6" text:bullet-char="-">
        <style:list-level-properties text:space-before="3.25in" text:min-label-width="0.25in"/>
      </text:list-level-style-bullet>
      <text:list-level-style-bullet text:level="8" text:style-name="List10Level7" text:bullet-char="-">
        <style:list-level-properties text:space-before="3.75in" text:min-label-width="0.25in"/>
      </text:list-level-style-bullet>
      <text:list-level-style-bullet text:level="9" text:style-name="List10Level8" text:bullet-char="-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2</meta:editing-cycles>
    <dc:date>2014-09-23T10:48:57</dc:date>
    <meta:editing-duration>P0D</meta:editing-duration>
    <meta:document-statistic meta:table-count="1" meta:image-count="0" meta:object-count="0" meta:page-count="3" meta:paragraph-count="90" meta:word-count="807" meta:character-count="6737" meta:non-whitespace-character-count="6731"/>
  </office:meta>
</office:document-meta>
</file>